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ellClassFunctions" style:family="table">
      <style:table-properties style:width="6.9271in" fo:margin-left="0in" table:align="left"/>
    </style:style>
    <style:style style:name="CellClassFunctions.A" style:family="table-column">
      <style:table-column-properties style:column-width="1.2813in"/>
    </style:style>
    <style:style style:name="CellClassFunctions.B" style:family="table-column">
      <style:table-column-properties style:column-width="1.8021in"/>
    </style:style>
    <style:style style:name="CellClassFunctions.C" style:family="table-column">
      <style:table-column-properties style:column-width="3.8438in"/>
    </style:style>
    <style:style style:name="CellClassFunctions.A1" style:family="table-cell">
      <style:table-cell-properties fo:padding="0.0382in" fo:border-left="0.05pt solid #000000" fo:border-right="none" fo:border-top="0.05pt solid #000000" fo:border-bottom="0.05pt solid #000000"/>
    </style:style>
    <style:style style:name="CellClassFunctions.C1" style:family="table-cell">
      <style:table-cell-properties fo:padding="0.0382in" fo:border="0.05pt solid #000000"/>
    </style:style>
    <style:style style:name="CellClassFunctions.A2" style:family="table-cell">
      <style:table-cell-properties fo:padding="0.0382in" fo:border-left="0.05pt solid #000000" fo:border-right="none" fo:border-top="none" fo:border-bottom="0.05pt solid #000000"/>
    </style:style>
    <style:style style:name="CellClassFunctions.C2"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9271in" fo:margin-left="0in" style:page-number="auto" table:align="left"/>
    </style:style>
    <style:style style:name="Table1.A" style:family="table-column">
      <style:table-column-properties style:column-width="1.2813in"/>
    </style:style>
    <style:style style:name="Table1.B" style:family="table-column">
      <style:table-column-properties style:column-width="1.8021in"/>
    </style:style>
    <style:style style:name="Table1.C" style:family="table-column">
      <style:table-column-properties style:column-width="3.843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813in"/>
    </style:style>
    <style:style style:name="Table2.B" style:family="table-column">
      <style:table-column-properties style:column-width="1.8021in"/>
    </style:style>
    <style:style style:name="Table2.C" style:family="table-column">
      <style:table-column-properties style:column-width="3.84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813in"/>
    </style:style>
    <style:style style:name="Table3.B" style:family="table-column">
      <style:table-column-properties style:column-width="1.8021in"/>
    </style:style>
    <style:style style:name="Table3.C" style:family="table-column">
      <style:table-column-properties style:column-width="3.843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2813in"/>
    </style:style>
    <style:style style:name="Table4.B" style:family="table-column">
      <style:table-column-properties style:column-width="1.8021in"/>
    </style:style>
    <style:style style:name="Table4.C" style:family="table-column">
      <style:table-column-properties style:column-width="3.843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6.9271in" fo:margin-left="0in" style:page-number="auto" table:align="left"/>
    </style:style>
    <style:style style:name="Table5.A" style:family="table-column">
      <style:table-column-properties style:column-width="1.2813in"/>
    </style:style>
    <style:style style:name="Table5.B" style:family="table-column">
      <style:table-column-properties style:column-width="1.8021in"/>
    </style:style>
    <style:style style:name="Table5.C" style:family="table-column">
      <style:table-column-properties style:column-width="3.8438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in" fo:margin-right="0in" fo:text-align="start" style:justify-single-word="false" fo:text-indent="0.5in" style:auto-text-indent="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5in" style:auto-text-indent="false"/>
      <style:text-properties fo:font-size="12pt" fo:font-weight="bold" style:font-size-asian="10.5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9898in" style:auto-text-indent="false"/>
      <style:text-properties fo:font-size="12pt" fo:font-weight="bold" style:font-size-asian="10.5pt" style:font-weight-asian="bold" style:font-size-complex="12pt" style:font-weight-complex="bold"/>
    </style:style>
    <style:style style:name="P9" style:family="paragraph" style:parent-style-name="Preformatted_20_Text">
      <style:paragraph-properties fo:text-align="start" style:justify-single-word="false"/>
      <style:text-properties fo:font-size="10pt" style:font-size-asian="10pt" style:font-size-complex="10pt"/>
    </style:style>
    <style:style style:name="P10"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11" style:family="paragraph" style:parent-style-name="Standard">
      <style:paragraph-properties fo:margin-left="0in" fo:margin-right="0in" fo:text-align="start" style:justify-single-word="false" fo:text-indent="0.4898in" style:auto-text-indent="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in" fo:margin-right="0in" fo:text-align="start" style:justify-single-word="false" fo:text-indent="0.5in" style:auto-text-indent="false"/>
      <style:text-properties fo:font-size="12pt" fo:font-weight="normal" style:font-size-asian="10.5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5in" style:auto-text-indent="fals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text-align="start" style:justify-single-word="false"/>
      <style:text-properties style:font-name="Liberation Serif" fo:font-size="10pt" style:font-size-asian="10pt" style:font-size-complex="10pt"/>
    </style:style>
    <style:style style:name="P23" style:family="paragraph" style:parent-style-name="Table_20_Contents">
      <style:paragraph-properties fo:text-align="start" style:justify-single-word="false" fo:keep-together="auto" fo:keep-with-next="auto"/>
      <style:text-properties fo:font-size="10pt" fo:font-weight="normal" style:font-size-asian="10pt" style:font-weight-asian="normal" style:font-size-complex="10pt" style:font-weight-complex="normal"/>
    </style:style>
    <style:style style:name="P24" style:family="paragraph" style:parent-style-name="Table_20_Contents">
      <style:paragraph-properties fo:margin-left="0.0035in" fo:margin-right="0.0035in" fo:text-align="start" style:justify-single-word="false" fo:text-indent="0.198in" style:auto-text-indent="false"/>
      <style:text-properties fo:font-size="10pt" fo:font-weight="normal" style:font-size-asian="10pt" style:font-weight-asian="normal" style:font-size-complex="10pt" style:font-weight-complex="normal"/>
    </style:style>
    <style:style style:name="T1" style:family="text">
      <style:text-properties fo:font-size="14pt" style:font-size-asian="14pt" style:font-size-complex="14pt"/>
    </style:style>
    <style:style style:name="T2" style:family="text">
      <style:text-properties style:font-name="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die Peters</text:p>
      <text:p text:style-name="Standard">CS 162 OSU W14</text:p>
      <text:p text:style-name="Standard">1/19/14</text:p>
      <text:p text:style-name="Standard"/>
      <text:p text:style-name="P5">Conway's Life Initial Design Document</text:p>
      <text:p text:style-name="P1"/>
      <text:p text:style-name="P4">Structure</text:p>
      <text:p text:style-name="P2"/>
      <text:p text:style-name="P16">My design of life will be built with five classes, one for cells (called Cell), one for collections of cells (Board), one for games (Game), one for an individual starting configuration (Config) and one for sets of starting configurations (ConfigSet).</text:p>
      <text:p text:style-name="P16">The classes and all their functions will be defined in an interface/implementation file pair called life (life.h and life.cpp).</text:p>
      <text:p text:style-name="P16">Some configurations will be provided in the life library. The user will be able to define more as he/she wants and load them into the interface using a method of the Game class.</text:p>
      <text:p text:style-name="P6"/>
      <text:p text:style-name="P10">Algorithm</text:p>
      <text:p text:style-name="P10">(for making successive generations)</text:p>
      <text:p text:style-name="P11"/>
      <text:list xml:id="list10552747341" text:style-name="L1">
        <text:list-item>
          <text:p text:style-name="P13">An initial configuration will be loaded by filling an array with boolean values.</text:p>
        </text:list-item>
        <text:list-item>
          <text:p text:style-name="P13">The next generation will be calculated by leaving the original array intact and filling a second array by determining the fate of each element in the first array.</text:p>
        </text:list-item>
        <text:list-item>
          <text:p text:style-name="P13">The first array will be replaced by the second.</text:p>
        </text:list-item>
        <text:list-item>
          <text:p text:style-name="P13">Return to step 2 until a generation produces no change or the user issues a keyboard interrupt.</text:p>
        </text:list-item>
      </text:list>
      <text:p text:style-name="P12"/>
      <text:p text:style-name="P4">Classes and Functions in life library</text:p>
      <text:p text:style-name="P4"/>
      <text:p text:style-name="P4"><text:tab/><text:tab/><text:span text:style-name="T1">Game class</text:span></text:p>
      <text:p text:style-name="P4"><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18">Member</text:p>
          </table:table-cell>
          <table:table-cell table:style-name="Table1.A1" office:value-type="string">
            <text:p text:style-name="P18">Description</text:p>
          </table:table-cell>
          <table:table-cell table:style-name="Table1.C1" office:value-type="string">
            <text:p text:style-name="P18">Input/Work/Output</text:p>
          </table:table-cell>
        </table:table-row>
        <table:table-row>
          <table:table-cell table:style-name="Table1.A2" office:value-type="string">
            <text:p text:style-name="P18">Public</text:p>
          </table:table-cell>
          <table:table-cell table:style-name="Table1.A2" office:value-type="string">
            <text:p text:style-name="P20"/>
          </table:table-cell>
          <table:table-cell table:style-name="Table1.C2" office:value-type="string">
            <text:p text:style-name="P19"/>
          </table:table-cell>
        </table:table-row>
        <table:table-row>
          <table:table-cell table:style-name="Table1.A2" office:value-type="string">
            <text:p text:style-name="P21">Game()</text:p>
          </table:table-cell>
          <table:table-cell table:style-name="Table1.A2" office:value-type="string">
            <text:p text:style-name="P21">Constructor that sets the default size of the game board.</text:p>
          </table:table-cell>
          <table:table-cell table:style-name="Table1.C2" office:value-type="string">
            <text:p text:style-name="P21">In: rows, cols</text:p>
            <text:p text:style-name="P21"/>
            <text:p text:style-name="P21"/>
            <text:p text:style-name="P21">Work:</text:p>
            <text:p text:style-name="P21"/>
            <text:p text:style-name="P21">rows = 22</text:p>
            <text:p text:style-name="P21">cols = 88</text:p>
            <text:p text:style-name="P21"/>
            <text:p text:style-name="P21">Out:</text:p>
            <text:p text:style-name="P21"/>
            <text:p text:style-name="P21">Nothing. Just initializes rows/cols.</text:p>
          </table:table-cell>
        </table:table-row>
        <table:table-row>
          <table:table-cell table:style-name="Table1.A2" office:value-type="string">
            <text:p text:style-name="P21">void play()</text:p>
          </table:table-cell>
          <table:table-cell table:style-name="Table1.A2" office:value-type="string">
            <text:p text:style-name="P21">Starts a game of life with board size 22 x 88, unless user has changed this dimension with the dims() method. Only <text:soft-page-break/>default configurations will be loaded unless user has added configurations using add_config() method.</text:p>
          </table:table-cell>
          <table:table-cell table:style-name="Table1.C2" office:value-type="string">
            <text:p text:style-name="P21">In: User choices given by keyboard.</text:p>
            <text:p text:style-name="P21"/>
            <text:p text:style-name="P21">Work:</text:p>
            <text:p text:style-name="P21"/>
            <text:p text:style-name="P21"><text:soft-page-break/>Give user choices from list of loaded configurations. Allow them to choose using positive int values.</text:p>
            <text:p text:style-name="P21"/>
            <text:p text:style-name="P21"><text:tab/>call config_menu()</text:p>
            <text:p text:style-name="P21"/>
            <text:p text:style-name="P21">Give user choice over number of generations to run, selected by entering a positive int at the keyboard.</text:p>
            <text:p text:style-name="P21"/>
            <text:p text:style-name="P21"><text:tab/>call user_gens()</text:p>
            <text:p text:style-name="P21"/>
            <text:p text:style-name="P21">Run the game.</text:p>
            <text:p text:style-name="P21"/>
            <text:p text:style-name="P21"><text:tab/>call run_game()</text:p>
            <text:p text:style-name="P21"/>
            <text:p text:style-name="P21">Out:</text:p>
            <text:p text:style-name="P21"/>
            <text:p text:style-name="P21">First, list of possible starting configurations. Then the successive generations based on the initial configuration and Conway's rules. Stops when either the next generation is the same as the last or numGens generations have been printed.</text:p>
          </table:table-cell>
        </table:table-row>
        <table:table-row>
          <table:table-cell table:style-name="Table1.A2" office:value-type="string">
            <text:p text:style-name="P21">void add_config(Config newConfig, int rows, int cols)</text:p>
          </table:table-cell>
          <table:table-cell table:style-name="Table1.A2" office:value-type="string">
            <text:p text:style-name="P21">Adds a configuration to the configuration list. Clears out configuration list if a new Config is added that is not the same size as the other Configs in the list.</text:p>
          </table:table-cell>
          <table:table-cell table:style-name="Table1.C2" office:value-type="string">
            <text:p text:style-name="P21">In: configList</text:p>
            <text:p text:style-name="P21"/>
            <text:p text:style-name="P21">Work:</text:p>
            <text:p text:style-name="P21"/>
            <text:p text:style-name="P21">dims(rows, cols)</text:p>
            <text:p text:style-name="P21">configList.add(newConfig)</text:p>
            <text:p text:style-name="P21"/>
            <text:p text:style-name="P21">Out:</text:p>
            <text:p text:style-name="P21"/>
            <text:p text:style-name="P21">Nothing. configList has been changed.</text:p>
          </table:table-cell>
        </table:table-row>
        <table:table-row>
          <table:table-cell table:style-name="Table1.A2" office:value-type="string">
            <text:p text:style-name="P18">Private</text:p>
          </table:table-cell>
          <table:table-cell table:style-name="Table1.A2" office:value-type="string">
            <text:p text:style-name="P21"/>
          </table:table-cell>
          <table:table-cell table:style-name="Table1.C2" office:value-type="string">
            <text:p text:style-name="P21"/>
          </table:table-cell>
        </table:table-row>
        <table:table-row>
          <table:table-cell table:style-name="Table1.A2" office:value-type="string">
            <text:p text:style-name="P21">ConfigSet configList</text:p>
          </table:table-cell>
          <table:table-cell table:style-name="Table1.A2" office:value-type="string">
            <text:p text:style-name="P21">Stores the loaded configurations.</text:p>
          </table:table-cell>
          <table:table-cell table:style-name="Table1.C2" office:value-type="string">
            <text:p text:style-name="P21"/>
          </table:table-cell>
        </table:table-row>
        <table:table-row>
          <table:table-cell table:style-name="Table1.A2" office:value-type="string">
            <text:p text:style-name="P21">int confChoice</text:p>
          </table:table-cell>
          <table:table-cell table:style-name="Table1.A2" office:value-type="string">
            <text:p text:style-name="P21">Stores the configuration chosen to play out in the game. Corresponds to a configuration in configList, indexed starting at 0.</text:p>
          </table:table-cell>
          <table:table-cell table:style-name="Table1.C2" office:value-type="string">
            <text:p text:style-name="P21"/>
          </table:table-cell>
        </table:table-row>
        <table:table-row>
          <table:table-cell table:style-name="Table1.A2" office:value-type="string">
            <text:p text:style-name="P21">int numGens</text:p>
          </table:table-cell>
          <table:table-cell table:style-name="Table1.A2" office:value-type="string">
            <text:p text:style-name="P21">Stores the number of generations to run the game. Value of 0 means infinite.</text:p>
          </table:table-cell>
          <table:table-cell table:style-name="Table1.C2" office:value-type="string">
            <text:p text:style-name="P21"/>
          </table:table-cell>
        </table:table-row>
        <table:table-row>
          <table:table-cell table:style-name="Table1.A2" office:value-type="string">
            <text:p text:style-name="P21">int rows</text:p>
          </table:table-cell>
          <table:table-cell table:style-name="Table1.A2" office:value-type="string">
            <text:p text:style-name="P21">Stores number of rows in the board used for the game.</text:p>
          </table:table-cell>
          <table:table-cell table:style-name="Table1.C2" office:value-type="string">
            <text:p text:style-name="P21"/>
          </table:table-cell>
        </table:table-row>
        <table:table-row>
          <table:table-cell table:style-name="Table1.A2" office:value-type="string">
            <text:p text:style-name="P21">int cols</text:p>
          </table:table-cell>
          <table:table-cell table:style-name="Table1.A2" office:value-type="string">
            <text:p text:style-name="P21">Stores number of collumns in the board used for the game.</text:p>
          </table:table-cell>
          <table:table-cell table:style-name="Table1.C2" office:value-type="string">
            <text:p text:style-name="P21"/>
          </table:table-cell>
        </table:table-row>
        <table:table-row>
          <table:table-cell table:style-name="Table1.A2" office:value-type="string">
            <text:p text:style-name="P21">void config_menu()</text:p>
          </table:table-cell>
          <table:table-cell table:style-name="Table1.A2" office:value-type="string">
            <text:p text:style-name="P21">Allows the user to choose a configuration from those loaded in configList</text:p>
          </table:table-cell>
          <table:table-cell table:style-name="Table1.C2" office:value-type="string">
            <text:p text:style-name="P21">In: configList</text:p>
            <text:p text:style-name="P21"/>
            <text:p text:style-name="P21">Work:</text:p>
            <text:p text:style-name="P21"/>
            <text:p text:style-name="P21">for i in range (0, configList.num())</text:p>
            <text:p text:style-name="P21"><text:tab/>Print i + 1</text:p>
            <text:p text:style-name="P21"><text:tab/>Print configList.name(i)</text:p>
            <text:p text:style-name="P21"/>
            <text:p text:style-name="P21">confChoice = get_int(1, configList.num()) - 1 //gets an int in range <text:soft-page-break/>(0, configList.num()), and marks it as the one the user wants to use</text:p>
            <text:p text:style-name="P21"/>
            <text:p text:style-name="P21">Out:</text:p>
            <text:p text:style-name="P21"/>
            <text:p text:style-name="P21">Nothing. Sets value of confChoice</text:p>
          </table:table-cell>
        </table:table-row>
        <table:table-row>
          <table:table-cell table:style-name="Table1.A2" office:value-type="string">
            <text:p text:style-name="P21">void user_gens()</text:p>
          </table:table-cell>
          <table:table-cell table:style-name="Table1.A2" office:value-type="string">
            <text:p text:style-name="P21">Allows the user to choose the number of generations to run.</text:p>
          </table:table-cell>
          <table:table-cell table:style-name="Table1.C2" office:value-type="string">
            <text:p text:style-name="P21">In: numGens</text:p>
            <text:p text:style-name="P21"/>
            <text:p text:style-name="P21">Work:</text:p>
            <text:p text:style-name="P21"/>
            <text:p text:style-name="P21">numGens = get_int(0)</text:p>
            <text:p text:style-name="P21"/>
            <text:p text:style-name="P21">Out:</text:p>
            <text:p text:style-name="P21"/>
            <text:p text:style-name="P21">Nothing. Sets value of numGens.</text:p>
          </table:table-cell>
        </table:table-row>
        <table:table-row>
          <table:table-cell table:style-name="Table1.A2" office:value-type="string">
            <text:p text:style-name="P21">void run_game()</text:p>
          </table:table-cell>
          <table:table-cell table:style-name="Table1.A2" office:value-type="string">
            <text:p text:style-name="P23">Runs the game based on values of configList, confChoice, numGens, rows, and cols.</text:p>
          </table:table-cell>
          <table:table-cell table:style-name="Table1.C2" office:value-type="string">
            <text:p text:style-name="P21">In: configList, confChoice, numGens, rows, cols</text:p>
            <text:p text:style-name="P21"/>
            <text:p text:style-name="P21">Work:</text:p>
            <text:p text:style-name="P21"/>
            <text:p text:style-name="P21">try</text:p>
            <text:p text:style-name="P21"><text:tab/>Board gameBoard = Board(configList.conf(confChoice), rows, cols)</text:p>
            <text:p text:style-name="P21">catch (NoSuchConfig)</text:p>
            <text:p text:style-name="P21"><text:tab/>print that config does not exist.</text:p>
            <text:p text:style-name="P21"><text:tab/>exit (-1) //remember to include cstdlib</text:p>
            <text:p text:style-name="P21"/>
            <text:p text:style-name="P21">gameBoard.print()</text:p>
            <text:p text:style-name="P21"/>
            <text:p text:style-name="P21">for (i = 0; i &lt; numGens; i++)</text:p>
            <text:p text:style-name="P21"><text:tab/></text:p>
            <text:p text:style-name="P21"><text:tab/>try</text:p>
            <text:p text:style-name="P24"><text:tab/><text:tab/>gameBoard.next() //Makes next gen current gen</text:p>
            <text:p text:style-name="P24"><text:tab/><text:tab/>gameBoard.print() //Prints current generation</text:p>
            <text:p text:style-name="P24"/>
            <text:p text:style-name="P24"><text:s/>catch (BoardStatic) //Gameboard has stopped changing</text:p>
            <text:p text:style-name="P24"><text:tab/><text:tab/></text:p>
            <text:p text:style-name="P24"><text:tab/><text:tab/>print that gameboard has stopped changing</text:p>
            <text:p text:style-name="P21"/>
            <text:p text:style-name="P21">Out:</text:p>
            <text:p text:style-name="P21"/>
            <text:p text:style-name="P21"><text:tab/>numGens generations of the gameBoard</text:p>
            <text:p text:style-name="P21"><text:tab/><text:tab/>(infinite if numGens is 0)</text:p>
          </table:table-cell>
        </table:table-row>
        <table:table-row>
          <table:table-cell table:style-name="Table1.A2" office:value-type="string">
            <text:p text:style-name="P21">void dims(int height, int width)</text:p>
          </table:table-cell>
          <table:table-cell table:style-name="Table1.A2" office:value-type="string">
            <text:p text:style-name="P21">Changes the dimensions of the game board, and if they are not 22 x 88, empties configList.</text:p>
          </table:table-cell>
          <table:table-cell table:style-name="Table1.C2" office:value-type="string">
            <text:p text:style-name="P21">In: rows, cols, configList</text:p>
            <text:p text:style-name="P21"/>
            <text:p text:style-name="P21">Work:</text:p>
            <text:p text:style-name="P21"/>
            <text:p text:style-name="P21">if !(height = rows &amp; width = cols)</text:p>
            <text:p text:style-name="P21"><text:tab/>rows = height</text:p>
            <text:p text:style-name="P21"><text:tab/>cols = width</text:p>
            <text:p text:style-name="P21"><text:tab/>configList.empty()</text:p>
            <text:p text:style-name="P21"><text:tab/>print that conflist has been emptied since all Configs must be <text:tab/><text:tab/><text:tab/>the same dimension </text:p>
            <text:p text:style-name="P21"/>
            <text:p text:style-name="P21"/>
          </table:table-cell>
        </table:table-row>
      </table:table>
      <text:p text:style-name="P4"><text:span text:style-name="T1"/></text:p>
      <text:p text:style-name="P3"/>
      <text:p text:style-name="P15"><text:soft-page-break/>Cell class</text:p>
      <text:p text:style-name="P7"/>
      <table:table table:name="CellClassFunctions" table:style-name="CellClassFunctions">
        <table:table-column table:style-name="CellClassFunctions.A"/>
        <table:table-column table:style-name="CellClassFunctions.B"/>
        <table:table-column table:style-name="CellClassFunctions.C"/>
        <table:table-row>
          <table:table-cell table:style-name="CellClassFunctions.A1" office:value-type="string">
            <text:p text:style-name="P18">Member</text:p>
          </table:table-cell>
          <table:table-cell table:style-name="CellClassFunctions.A1" office:value-type="string">
            <text:p text:style-name="P18">Description</text:p>
          </table:table-cell>
          <table:table-cell table:style-name="CellClassFunctions.C1" office:value-type="string">
            <text:p text:style-name="P18">Input/Work/Output</text:p>
          </table:table-cell>
        </table:table-row>
        <table:table-row>
          <table:table-cell table:style-name="CellClassFunctions.A2" office:value-type="string">
            <text:p text:style-name="P18">Public</text:p>
          </table:table-cell>
          <table:table-cell table:style-name="CellClassFunctions.A2" office:value-type="string">
            <text:p text:style-name="P20"/>
          </table:table-cell>
          <table:table-cell table:style-name="CellClassFunctions.C2" office:value-type="string">
            <text:p text:style-name="P19"/>
          </table:table-cell>
        </table:table-row>
        <table:table-row>
          <table:table-cell table:style-name="CellClassFunctions.A2" office:value-type="string">
            <text:p text:style-name="P19">Cell(bool val)</text:p>
          </table:table-cell>
          <table:table-cell table:style-name="CellClassFunctions.A2" office:value-type="string">
            <text:p text:style-name="P19">Constructor that creates a Cell with a status of alive (true) or dead (false). Note there's no default constructor, so Cell must be created with a value</text:p>
          </table:table-cell>
          <table:table-cell table:style-name="CellClassFunctions.C2" office:value-type="string">
            <text:p text:style-name="P19">In: bool val argument</text:p>
            <text:p text:style-name="P19"/>
            <text:p text:style-name="P19">Work:</text:p>
            <text:p text:style-name="P19"/>
            <text:p text:style-name="P19">Sets private state value to value of argument val</text:p>
            <text:p text:style-name="P19"/>
            <text:p text:style-name="P19">Out:</text:p>
            <text:p text:style-name="P19"/>
            <text:p text:style-name="P19">None. Cell is created with private member variable state set to argument val</text:p>
          </table:table-cell>
        </table:table-row>
        <table:table-row>
          <table:table-cell table:style-name="CellClassFunctions.A2" office:value-type="string">
            <text:p text:style-name="P19">bool status()</text:p>
          </table:table-cell>
          <table:table-cell table:style-name="CellClassFunctions.A2" office:value-type="string">
            <text:p text:style-name="P19">Return value of private state variable, which stores the boolean value indicated alive (true) or dead (false)</text:p>
          </table:table-cell>
          <table:table-cell table:style-name="CellClassFunctions.C2" office:value-type="string">
            <text:p text:style-name="P19">In: state </text:p>
            <text:p text:style-name="P19"/>
            <text:p text:style-name="P19">Work:</text:p>
            <text:p text:style-name="P19"/>
            <text:p text:style-name="P19">return state</text:p>
            <text:p text:style-name="P19"/>
            <text:p text:style-name="P19">Out:</text:p>
            <text:p text:style-name="P19"/>
            <text:p text:style-name="P19">Value of state</text:p>
          </table:table-cell>
        </table:table-row>
        <table:table-row>
          <table:table-cell table:style-name="CellClassFunctions.A2" office:value-type="string">
            <text:p text:style-name="P19">bool next_state()</text:p>
          </table:table-cell>
          <table:table-cell table:style-name="CellClassFunctions.A2" office:value-type="string">
            <text:p text:style-name="P19">Returns next state of the cell based on number of living neighbors (object must be embedded in an array)</text:p>
          </table:table-cell>
          <table:table-cell table:style-name="CellClassFunctions.C2" office:value-type="string">
            <text:p text:style-name="P19">In: current bool value of var state</text:p>
            <text:p text:style-name="P19"/>
            <text:p text:style-name="P19">Work:</text:p>
            <text:p text:style-name="P19"/>
            <text:p text:style-name="P19">int neighbors = Cell.count_neigbors() //Count living neighbors</text:p>
            <text:p text:style-name="P19"/>
            <text:p text:style-name="P19">//throw exception here when number of neighbors &lt; 0 or &gt; 8</text:p>
            <text:p text:style-name="P19"/>
            <text:p text:style-name="P19">if <text:s/>state = true <text:s/>//currently alive</text:p>
            <text:p text:style-name="P19"><text:tab/>if neighbors &lt; 2 // (underpopulation)</text:p>
            <text:p text:style-name="P19"><text:tab/><text:tab/>return false //dead next time</text:p>
            <text:p text:style-name="P19"><text:s/><text:tab/>else if neighbors &lt; 4 // 2 &lt;= neighbors &lt;= 3 (balanced state)</text:p>
            <text:p text:style-name="P19"><text:tab/><text:tab/>return true //alive next time</text:p>
            <text:p text:style-name="P19"><text:tab/>else if neighbors <text:s/>// 4 &lt;= neighbors &lt;= 8 (overpopulation)</text:p>
            <text:p text:style-name="P19"><text:tab/><text:tab/>return false //dead next time</text:p>
            <text:p text:style-name="P19"><text:tab/>else //logic mistake or error occurred</text:p>
            <text:p text:style-name="P19"><text:tab/><text:tab/>print that something bad happened</text:p>
            <text:p text:style-name="P19"/>
            <text:p text:style-name="P19">else if state = false <text:s/>//currently dead</text:p>
            <text:p text:style-name="P19"><text:tab/>if neighbors = 3 //(reproduction)</text:p>
            <text:p text:style-name="P19"><text:tab/><text:tab/>return true //alive next time</text:p>
            <text:p text:style-name="P19"/>
            <text:p text:style-name="P19">else //boolean values stopped working like they used to</text:p>
            <text:p text:style-name="P19"><text:tab/>print that something bad happened</text:p>
            <text:p text:style-name="P19"><text:tab/></text:p>
            <text:p text:style-name="P19">//catch out of range neighbors exception here</text:p>
            <text:p text:style-name="P19"/>
            <text:p text:style-name="P19">Out: return statements above</text:p>
            <text:p text:style-name="P19"/>
            <text:p text:style-name="P19">Will return false (dead) or true (alive) according to above tree.</text:p>
            <text:p text:style-name="P19"/>
            <text:p text:style-name="P19"/>
          </table:table-cell>
        </table:table-row>
        <text:soft-page-break/>
        <table:table-row>
          <table:table-cell table:style-name="CellClassFunctions.A2" office:value-type="string">
            <text:p text:style-name="P18">Private</text:p>
          </table:table-cell>
          <table:table-cell table:style-name="CellClassFunctions.A2" office:value-type="string">
            <text:p text:style-name="P19"/>
          </table:table-cell>
          <table:table-cell table:style-name="CellClassFunctions.C2" office:value-type="string">
            <text:p text:style-name="P19"/>
          </table:table-cell>
        </table:table-row>
        <table:table-row>
          <table:table-cell table:style-name="CellClassFunctions.A2" office:value-type="string">
            <text:p text:style-name="P19">bool state</text:p>
          </table:table-cell>
          <table:table-cell table:style-name="CellClassFunctions.A2" office:value-type="string">
            <text:p text:style-name="P19">Current state of Cell (true = alive, false = dead)</text:p>
          </table:table-cell>
          <table:table-cell table:style-name="CellClassFunctions.C2" office:value-type="string">
            <text:p text:style-name="P19"/>
          </table:table-cell>
        </table:table-row>
        <table:table-row>
          <table:table-cell table:style-name="CellClassFunctions.A2" office:value-type="string">
            <text:p text:style-name="P19">int count_neigbors()</text:p>
          </table:table-cell>
          <table:table-cell table:style-name="CellClassFunctions.A2" office:value-type="string">
            <text:p text:style-name="P19">Counts the number of living neighbors (object must be embedded in an array)</text:p>
          </table:table-cell>
          <table:table-cell table:style-name="CellClassFunctions.C2" office:value-type="string">
            <text:p text:style-name="P19">In: array in which Cell is embedded, dimensions of this array, and location of the Cell in that array</text:p>
            <text:p text:style-name="P19"/>
            <text:p text:style-name="P19">Work:</text:p>
            <text:p text:style-name="P19"/>
            <text:p text:style-name="P19">location of current Cell:</text:p>
            <text:p text:style-name="P19"><text:tab/>r = row #</text:p>
            <text:p text:style-name="P19"><text:tab/>c = col #</text:p>
            <text:p text:style-name="P19"/>
            <text:p text:style-name="P19">Count following elements of containing array:</text:p>
            <text:p text:style-name="P19"/>
            <text:p text:style-name="P19">[r + -1][c + -1]</text:p>
            <text:p text:style-name="P19">[r + -1][c + 0]</text:p>
            <text:p text:style-name="P19">[r + -1][c + 1]</text:p>
            <text:p text:style-name="P19">[r + 0][c + -1]</text:p>
            <text:p text:style-name="P19">//Note: do not count actual cell's value [r + 0][c + 0]</text:p>
            <text:p text:style-name="P19">[r + 0][c + 1]</text:p>
            <text:p text:style-name="P19">[r + 1][c + -1]</text:p>
            <text:p text:style-name="P19">[r + 1][c + 0]</text:p>
            <text:p text:style-name="P19">[r + 1][c + 1]</text:p>
            <text:p text:style-name="P19"/>
            <text:p text:style-name="P19">To handle edges, modulate each index by the width or height of the containing array. For instance, if number of rows in array is 22, modulate r +1 above by 22.</text:p>
            <text:p text:style-name="P19"/>
            <text:p text:style-name="P19">Do so using the following loop:</text:p>
            <text:p text:style-name="P19"/>
            <text:p text:style-name="P19">for i in range(-1, 1)</text:p>
            <text:p text:style-name="P19"><text:tab/>for j in range (-1, 1)</text:p>
            <text:p text:style-name="P19"><text:tab/><text:tab/>if not (r = 0 &amp; c = 0)</text:p>
            <text:p text:style-name="P19"><text:tab/><text:tab/><text:tab/>//rows is containing array height</text:p>
            <text:p text:style-name="P19"><text:tab/><text:tab/><text:tab/>//cols is containing array width</text:p>
            <text:p text:style-name="P19"><text:tab/><text:tab/><text:tab/>//lastGen comes from Board class (a friend)</text:p>
            <text:p text:style-name="P19"><text:tab/><text:tab/><text:tab/>numNeighbors +=</text:p>
            <text:p text:style-name="P19"><text:tab/><text:tab/><text:tab/><text:tab/>lastGen[(r + i) % rows][(c + j) % cols].status()</text:p>
            <text:p text:style-name="P19"/>
            <text:p text:style-name="P19">Output:</text:p>
            <text:p text:style-name="P19"/>
            <text:p text:style-name="P19">return numNeighbors, the number of living neighbors surrounding the Cell</text:p>
            <text:p text:style-name="P19"/>
          </table:table-cell>
        </table:table-row>
      </table:table>
      <text:p text:style-name="P8"/>
      <text:p text:style-name="P8"/>
      <text:p text:style-name="P17"><text:span text:style-name="T1">Board class</text:span></text:p>
      <text:p text:style-name="P17"><text:span text:style-name="T1"/></text:p>
      <text:p text:style-name="P17"><text:span text:style-name="T1"/></text:p>
      <table:table table:name="Table5" table:style-name="Table5">
        <table:table-column table:style-name="Table5.A"/>
        <table:table-column table:style-name="Table5.B"/>
        <table:table-column table:style-name="Table5.C"/>
        <table:table-row>
          <table:table-cell table:style-name="Table5.A1" office:value-type="string">
            <text:p text:style-name="P18">Member</text:p>
          </table:table-cell>
          <table:table-cell table:style-name="Table5.A1" office:value-type="string">
            <text:p text:style-name="P18">Description</text:p>
          </table:table-cell>
          <table:table-cell table:style-name="Table5.C1" office:value-type="string">
            <text:p text:style-name="P18">Input/Work/Output</text:p>
          </table:table-cell>
        </table:table-row>
        <table:table-row>
          <table:table-cell table:style-name="Table5.A2" office:value-type="string">
            <text:p text:style-name="P18">Public</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Board(Config initConfig, boardH, boardW)</text:p>
          </table:table-cell>
          <table:table-cell table:style-name="Table5.A2" office:value-type="string">
            <text:p text:style-name="P19">Constructs a Board whose configuration is initConfig and sets up lastGen as a <text:soft-page-break/>meaningless ptr. Also sets boardSize</text:p>
          </table:table-cell>
          <table:table-cell table:style-name="Table5.C2" office:value-type="string">
            <text:p text:style-name="P19">In: initConfig, nextGen, lastGen, boardH, boardW</text:p>
            <text:p text:style-name="P19"/>
            <text:p text:style-name="P19">Work:</text:p>
            <text:p text:style-name="P19"><text:soft-page-break/></text:p>
            <text:p text:style-name="P19">nextGen = initConfig.get_cells()</text:p>
            <text:p text:style-name="P19">//Gets the number of items</text:p>
            <text:p text:style-name="P19">rows = boardH</text:p>
            <text:p text:style-name="P19">cols = boardW</text:p>
            <text:p text:style-name="P19"/>
            <text:p text:style-name="P19">//lastGen must be something so it can be removed by next()</text:p>
            <text:p text:style-name="P19">lastGen = new Cell </text:p>
            <text:p text:style-name="P19"/>
            <text:p text:style-name="P19"/>
            <text:p text:style-name="P19">Out:</text:p>
            <text:p text:style-name="P19"/>
            <text:p text:style-name="P19">Nothing. Changes what nextGen and lastGen point to.</text:p>
          </table:table-cell>
        </table:table-row>
        <table:table-row>
          <table:table-cell table:style-name="Table5.A2" office:value-type="string">
            <text:p text:style-name="P21">friend class Cell</text:p>
          </table:table-cell>
          <table:table-cell table:style-name="Table5.A2" office:value-type="string">
            <text:p text:style-name="P19">Allows Cell objects to access important members of Board objects, such as their rows &amp; cols, and the main array itself.</text:p>
          </table:table-cell>
          <table:table-cell table:style-name="Table5.C2" office:value-type="string">
            <text:p text:style-name="P19">None</text:p>
          </table:table-cell>
        </table:table-row>
        <table:table-row>
          <table:table-cell table:style-name="Table5.A2" office:value-type="string">
            <text:p text:style-name="P21">void next() throw (BoardStatic)</text:p>
          </table:table-cell>
          <table:table-cell table:style-name="Table5.A2" office:value-type="string">
            <text:p text:style-name="P19">Deletes lastGen, points lastGen to nextGen, and points nextGen to the next generation of Cells.</text:p>
          </table:table-cell>
          <table:table-cell table:style-name="Table5.C2" office:value-type="string">
            <text:p text:style-name="P19">In: lastGen, nextGen, rows, cols</text:p>
            <text:p text:style-name="P19"/>
            <text:p text:style-name="P19">Work:</text:p>
            <text:p text:style-name="P19"/>
            <text:p text:style-name="P19">delete lastGen</text:p>
            <text:p text:style-name="P19"/>
            <text:p text:style-name="P19">lastGen = nextGen</text:p>
            <text:p text:style-name="P19"/>
            <text:p text:style-name="P19">nextGen = new Cell*[rows]</text:p>
            <text:p text:style-name="P19">for i in range(0, cols)</text:p>
            <text:p text:style-name="P19"><text:tab/>nextGen[i] = new Cell[cols]</text:p>
            <text:p text:style-name="P19"/>
            <text:p text:style-name="P19">for i in range (0, rows)</text:p>
            <text:p text:style-name="P19"><text:tab/>for j in range (0, cols)</text:p>
            <text:p text:style-name="P19"><text:tab/><text:tab/>nextGen[i][j] = lastGen[i][j].next()</text:p>
            <text:p text:style-name="P19"/>
            <text:p text:style-name="P19"/>
          </table:table-cell>
        </table:table-row>
        <table:table-row>
          <table:table-cell table:style-name="Table5.A2" office:value-type="string">
            <text:p text:style-name="P21">void print()</text:p>
          </table:table-cell>
          <table:table-cell table:style-name="Table5.A2" office:value-type="string">
            <text:p text:style-name="P19">Does not change nextGen, but prints it to the std out.</text:p>
          </table:table-cell>
          <table:table-cell table:style-name="Table5.C2" office:value-type="string">
            <text:p text:style-name="P19">In: nextGen</text:p>
            <text:p text:style-name="P19"/>
            <text:p text:style-name="P19">Work:</text:p>
            <text:p text:style-name="P19"/>
            <text:p text:style-name="P19">for i in range (0, rows)</text:p>
            <text:p text:style-name="P19"><text:tab/>for j in range (0, cols)</text:p>
            <text:p text:style-name="P19"><text:tab/><text:tab/>print nextGen[i][j]</text:p>
            <text:p text:style-name="P19"/>
            <text:p text:style-name="P19">//Might need to play with whitespace here.</text:p>
            <text:p text:style-name="P19"/>
            <text:p text:style-name="P19">Out:</text:p>
            <text:p text:style-name="P19"/>
            <text:p text:style-name="P19">nextGen printed to screen in row/column format.</text:p>
          </table:table-cell>
        </table:table-row>
        <table:table-row>
          <table:table-cell table:style-name="Table5.A2" office:value-type="string">
            <text:p text:style-name="P18">Private</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Cell ** nextGen</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Cell ** lastGen</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int rows</text:p>
          </table:table-cell>
          <table:table-cell table:style-name="Table5.A2" office:value-type="string">
            <text:p text:style-name="P19">Stores number of rows in the Board.</text:p>
          </table:table-cell>
          <table:table-cell table:style-name="Table5.C2" office:value-type="string">
            <text:p text:style-name="P19"/>
          </table:table-cell>
        </table:table-row>
        <table:table-row>
          <table:table-cell table:style-name="Table5.A2" office:value-type="string">
            <text:p text:style-name="P21">int cols</text:p>
          </table:table-cell>
          <table:table-cell table:style-name="Table5.A2" office:value-type="string">
            <text:p text:style-name="P19">Stores number of cols in the Board.</text:p>
          </table:table-cell>
          <table:table-cell table:style-name="Table5.C2" office:value-type="string">
            <text:p text:style-name="P19"/>
          </table:table-cell>
        </table:table-row>
      </table:table>
      <text:p text:style-name="P17"><text:soft-page-break/><text:span text:style-name="T1"/></text:p>
      <text:p text:style-name="P17"><text:span text:style-name="T1">ConfigSet class</text:span></text:p>
      <text:p text:style-name="P17"><text:span text:style-name="T1"/></text:p>
      <text:p text:style-name="P17"><text:span text:style-name="T1"/></text:p>
      <table:table table:name="Table2" table:style-name="Table2">
        <table:table-column table:style-name="Table2.A"/>
        <table:table-column table:style-name="Table2.B"/>
        <table:table-column table:style-name="Table2.C"/>
        <table:table-row>
          <table:table-cell table:style-name="Table2.A1" office:value-type="string">
            <text:p text:style-name="P18">Member</text:p>
          </table:table-cell>
          <table:table-cell table:style-name="Table2.A1" office:value-type="string">
            <text:p text:style-name="P18">Description</text:p>
          </table:table-cell>
          <table:table-cell table:style-name="Table2.C1" office:value-type="string">
            <text:p text:style-name="P18">Input/Work/Output</text:p>
          </table:table-cell>
        </table:table-row>
        <table:table-row>
          <table:table-cell table:style-name="Table2.A2" office:value-type="string">
            <text:p text:style-name="P18">Public</text:p>
          </table:table-cell>
          <table:table-cell table:style-name="Table2.A2" office:value-type="string">
            <text:p text:style-name="P20"/>
          </table:table-cell>
          <table:table-cell table:style-name="Table2.C2" office:value-type="string">
            <text:p text:style-name="P19"/>
          </table:table-cell>
        </table:table-row>
        <table:table-row>
          <table:table-cell table:style-name="Table2.A2" office:value-type="string">
            <text:p text:style-name="P21">ConfigSet()</text:p>
          </table:table-cell>
          <table:table-cell table:style-name="Table2.A2" office:value-type="string">
            <text:p text:style-name="P19">Constructor that creates a ConfigSet by loading the default Configs stored in the library in the unnamed namespace.</text:p>
          </table:table-cell>
          <table:table-cell table:style-name="Table2.C2" office:value-type="string">
            <text:p text:style-name="P19">In: set, NUM_DEFAULTS</text:p>
            <text:p text:style-name="P19"/>
            <text:p text:style-name="P19">Work:</text:p>
            <text:p text:style-name="P19"/>
            <text:p text:style-name="P19">set = new Config[NUM_DEFAULTS]</text:p>
            <text:p text:style-name="P19">for i in range (0, NUM_DEFAULTS)</text:p>
            <text:p text:style-name="P19"><text:tab/>set[i] = defaultConfigs[i]</text:p>
          </table:table-cell>
        </table:table-row>
        <table:table-row>
          <table:table-cell table:style-name="Table2.A2" office:value-type="string">
            <text:p text:style-name="P21">int num()</text:p>
          </table:table-cell>
          <table:table-cell table:style-name="Table2.A2" office:value-type="string">
            <text:p text:style-name="P19">Returns setSize, the number of configurations in the ConfigSet.</text:p>
          </table:table-cell>
          <table:table-cell table:style-name="Table2.C2" office:value-type="string">
            <text:p text:style-name="P19">In: setSize</text:p>
            <text:p text:style-name="P19"/>
            <text:p text:style-name="P19">Work:</text:p>
            <text:p text:style-name="P19"/>
            <text:p text:style-name="P19">return setSize</text:p>
            <text:p text:style-name="P19"/>
            <text:p text:style-name="P19">Out:</text:p>
            <text:p text:style-name="P19"/>
            <text:p text:style-name="P19">Returns setSize</text:p>
          </table:table-cell>
        </table:table-row>
        <table:table-row>
          <table:table-cell table:style-name="Table2.A2" office:value-type="string">
            <text:p text:style-name="P21">string name(int index)</text:p>
          </table:table-cell>
          <table:table-cell table:style-name="Table2.A2" office:value-type="string">
            <text:p text:style-name="P19">Gets the name of the configuration at the index in set.</text:p>
          </table:table-cell>
          <table:table-cell table:style-name="Table2.C2" office:value-type="string">
            <text:p text:style-name="P19">In: int index</text:p>
            <text:p text:style-name="P19"/>
            <text:p text:style-name="P19">Work:</text:p>
            <text:p text:style-name="P19"/>
            <text:p text:style-name="P19">return set[index].name()</text:p>
            <text:p text:style-name="P19"/>
            <text:p text:style-name="P19">Out:</text:p>
            <text:p text:style-name="P19"/>
            <text:p text:style-name="P19">Returns the name of the configuration at index in set.</text:p>
          </table:table-cell>
        </table:table-row>
        <table:table-row>
          <table:table-cell table:style-name="Table2.A2" office:value-type="string">
            <text:p text:style-name="P21">Config conf(int index) throw (NoSuchConfig)</text:p>
          </table:table-cell>
          <table:table-cell table:style-name="Table2.A2" office:value-type="string">
            <text:p text:style-name="P19">Returns the Config at index in the set.</text:p>
          </table:table-cell>
          <table:table-cell table:style-name="Table2.C2" office:value-type="string">
            <text:p text:style-name="P19">In: index, set, setSize</text:p>
            <text:p text:style-name="P19"/>
            <text:p text:style-name="P19">Work:</text:p>
            <text:p text:style-name="P19"/>
            <text:p text:style-name="P19">if <text:s/>(index &lt;= setSize)</text:p>
            <text:p text:style-name="P19"><text:tab/>return set[index]</text:p>
            <text:p text:style-name="P19"/>
            <text:p text:style-name="P19">else</text:p>
            <text:p text:style-name="P19"><text:tab/>throw NoSuchConfig()</text:p>
            <text:p text:style-name="P19"/>
            <text:p text:style-name="P19">Out:</text:p>
            <text:p text:style-name="P19"/>
            <text:p text:style-name="P19">The Config at set[index] if the index exists, but a NoSuchConfig exception otherwise.</text:p>
            <text:p text:style-name="P19"/>
          </table:table-cell>
        </table:table-row>
        <table:table-row>
          <table:table-cell table:style-name="Table2.A2" office:value-type="string">
            <text:p text:style-name="P21">void add(Config newConf)</text:p>
          </table:table-cell>
          <table:table-cell table:style-name="Table2.A2" office:value-type="string">
            <text:p text:style-name="P19">Adds a configuration to the set. First sets a temp to the existing set, and creates a new set one element larger than the old one, fills it with temp, puts newConfig in the final position, and deletes temp.</text:p>
          </table:table-cell>
          <table:table-cell table:style-name="Table2.C2" office:value-type="string">
            <text:p text:style-name="P19">In: set, setSize, newConf</text:p>
            <text:p text:style-name="P19"/>
            <text:p text:style-name="P19">Work:</text:p>
            <text:p text:style-name="P19"/>
            <text:p text:style-name="P19">Config *temp = set</text:p>
            <text:p text:style-name="P19"/>
            <text:p text:style-name="P19">set = new Config[++setsize]</text:p>
            <text:p text:style-name="P19"><text:soft-page-break/></text:p>
            <text:p text:style-name="P19">for <text:s/>i in range(0, setSize - 1)</text:p>
            <text:p text:style-name="P19"><text:tab/>set[i] = temp[i]</text:p>
            <text:p text:style-name="P19"/>
            <text:p text:style-name="P19">set[setSize - 1] = newConf</text:p>
            <text:p text:style-name="P19"/>
            <text:p text:style-name="P19">delete [] temp</text:p>
            <text:p text:style-name="P19"/>
            <text:p text:style-name="P19">Out:</text:p>
            <text:p text:style-name="P19"/>
            <text:p text:style-name="P19">Nothing. setSize and set have been changed according to the above code.</text:p>
          </table:table-cell>
        </table:table-row>
        <table:table-row>
          <table:table-cell table:style-name="Table2.A2" office:value-type="string">
            <text:p text:style-name="P21">void empty()</text:p>
          </table:table-cell>
          <table:table-cell table:style-name="Table2.A2" office:value-type="string">
            <text:p text:style-name="P19">Deletes the original set from the heap and intializes set to a new, empty set.</text:p>
          </table:table-cell>
          <table:table-cell table:style-name="Table2.C2" office:value-type="string">
            <text:p text:style-name="P19">In: set, setSize</text:p>
            <text:p text:style-name="P19"/>
            <text:p text:style-name="P19">Work:</text:p>
            <text:p text:style-name="P19"/>
            <text:p text:style-name="P19">setSize = 0</text:p>
            <text:p text:style-name="P19"/>
            <text:p text:style-name="P19">delete [] set</text:p>
            <text:p text:style-name="P19"/>
            <text:p text:style-name="P19">set = new Config[0]</text:p>
            <text:p text:style-name="P19"/>
            <text:p text:style-name="P19">Out:</text:p>
            <text:p text:style-name="P19"/>
            <text:p text:style-name="P19">Nothing. Sets setSize to 0 and points set to a new, empty array.</text:p>
          </table:table-cell>
        </table:table-row>
        <table:table-row>
          <table:table-cell table:style-name="Table2.A2" office:value-type="string">
            <text:p text:style-name="P18">Private</text:p>
          </table:table-cell>
          <table:table-cell table:style-name="Table2.A2" office:value-type="string">
            <text:p text:style-name="P19"/>
          </table:table-cell>
          <table:table-cell table:style-name="Table2.C2" office:value-type="string">
            <text:p text:style-name="P19"/>
          </table:table-cell>
        </table:table-row>
        <table:table-row>
          <table:table-cell table:style-name="Table2.A2" office:value-type="string">
            <text:p text:style-name="P21">int setSize</text:p>
          </table:table-cell>
          <table:table-cell table:style-name="Table2.A2" office:value-type="string">
            <text:p text:style-name="P19">Keeps track of the number of Configs in the set.</text:p>
          </table:table-cell>
          <table:table-cell table:style-name="Table2.C2" office:value-type="string">
            <text:p text:style-name="P19"/>
          </table:table-cell>
        </table:table-row>
        <table:table-row>
          <table:table-cell table:style-name="Table2.A2" office:value-type="string">
            <text:p text:style-name="P21">Config set[]</text:p>
          </table:table-cell>
          <table:table-cell table:style-name="Table2.A2" office:value-type="string">
            <text:p text:style-name="P19">Holds all the Configs of the set.</text:p>
          </table:table-cell>
          <table:table-cell table:style-name="Table2.C2" office:value-type="string">
            <text:p text:style-name="P19"/>
          </table:table-cell>
        </table:table-row>
      </table:table>
      <text:p text:style-name="Standard"/>
      <text:p text:style-name="P17"><text:span text:style-name="T1">Config class</text:span></text:p>
      <text:p text:style-name="P17"><text:span text:style-name="T1"/></text:p>
      <text:p text:style-name="P17"><text:span text:style-name="T1"/></text:p>
      <table:table table:name="Table3" table:style-name="Table3">
        <table:table-column table:style-name="Table3.A"/>
        <table:table-column table:style-name="Table3.B"/>
        <table:table-column table:style-name="Table3.C"/>
        <table:table-row>
          <table:table-cell table:style-name="Table3.A1" office:value-type="string">
            <text:p text:style-name="P18">Member</text:p>
          </table:table-cell>
          <table:table-cell table:style-name="Table3.A1" office:value-type="string">
            <text:p text:style-name="P18">Description</text:p>
          </table:table-cell>
          <table:table-cell table:style-name="Table3.C1" office:value-type="string">
            <text:p text:style-name="P18">Input/Work/Output</text:p>
          </table:table-cell>
        </table:table-row>
        <table:table-row>
          <table:table-cell table:style-name="Table3.A2" office:value-type="string">
            <text:p text:style-name="P18">Public</text:p>
          </table:table-cell>
          <table:table-cell table:style-name="Table3.A2" office:value-type="string">
            <text:p text:style-name="P20"/>
          </table:table-cell>
          <table:table-cell table:style-name="Table3.C2" office:value-type="string">
            <text:p text:style-name="P19"/>
          </table:table-cell>
        </table:table-row>
        <table:table-row>
          <table:table-cell table:style-name="Table3.A2" office:value-type="string">
            <text:p text:style-name="P21">Config(bool ** arr, arrH, arrW)</text:p>
          </table:table-cell>
          <table:table-cell table:style-name="Table3.A2" office:value-type="string">
            <text:p text:style-name="P19">Builds a configuration out of an array of boolean values, and sets the dimensions of the Config.</text:p>
          </table:table-cell>
          <table:table-cell table:style-name="Table3.C2" office:value-type="string">
            <text:p text:style-name="P19">In: arr, arrH, arrW</text:p>
            <text:p text:style-name="P19"/>
            <text:p text:style-name="P19">Work:</text:p>
            <text:p text:style-name="P19"/>
            <text:p text:style-name="P19">configRows = arrH</text:p>
            <text:p text:style-name="P19">configCols = arrW</text:p>
            <text:p text:style-name="P19"/>
            <text:p text:style-name="P19">configuration = new Config*[arrH]</text:p>
            <text:p text:style-name="P19">for i in range (0, arrH)</text:p>
            <text:p text:style-name="P19"><text:tab/>configuration[i] = new Config[arrW]</text:p>
            <text:p text:style-name="P19"/>
            <text:p text:style-name="P19">for i in range (0, arrH)</text:p>
            <text:p text:style-name="P19"><text:tab/>for j in range (0, arrW)</text:p>
            <text:p text:style-name="P19"><text:tab/><text:tab/>configuration = Cell(arr[i][j])</text:p>
            <text:p text:style-name="P19"/>
            <text:p text:style-name="P19">Out:</text:p>
            <text:p text:style-name="P19"/>
            <text:p text:style-name="P19"><text:soft-page-break/>Nothing, but configuration is initialized.</text:p>
          </table:table-cell>
        </table:table-row>
        <table:table-row>
          <table:table-cell table:style-name="Table3.A2" office:value-type="string">
            <text:p text:style-name="P21">string get_name()</text:p>
          </table:table-cell>
          <table:table-cell table:style-name="Table3.A2" office:value-type="string">
            <text:p text:style-name="P19">Returns the value of the name private member var.</text:p>
          </table:table-cell>
          <table:table-cell table:style-name="Table3.C2" office:value-type="string">
            <text:p text:style-name="P19">In: name</text:p>
            <text:p text:style-name="P19"/>
            <text:p text:style-name="P19">Work:</text:p>
            <text:p text:style-name="P19"/>
            <text:p text:style-name="P19">return name</text:p>
            <text:p text:style-name="P19"/>
            <text:p text:style-name="P19">Out:</text:p>
            <text:p text:style-name="P19"/>
            <text:p text:style-name="P19">name</text:p>
          </table:table-cell>
        </table:table-row>
        <table:table-row>
          <table:table-cell table:style-name="Table3.A2" office:value-type="string">
            <text:p text:style-name="P21">Cell ** get_cells()</text:p>
          </table:table-cell>
          <table:table-cell table:style-name="Table3.A2" office:value-type="string">
            <text:p text:style-name="P19">Returns a pointer to the cells in the configuration.</text:p>
          </table:table-cell>
          <table:table-cell table:style-name="Table3.C2" office:value-type="string">
            <text:p text:style-name="P19">In: configuration </text:p>
            <text:p text:style-name="P19"/>
            <text:p text:style-name="P19">Work:</text:p>
            <text:p text:style-name="P19"/>
            <text:p text:style-name="P19">return configuration</text:p>
            <text:p text:style-name="P19"/>
            <text:p text:style-name="P19">Out:</text:p>
            <text:p text:style-name="P19"/>
            <text:p text:style-name="P19">configuration</text:p>
          </table:table-cell>
        </table:table-row>
        <table:table-row>
          <table:table-cell table:style-name="Table3.A2" office:value-type="string">
            <text:p text:style-name="P18">Private</text:p>
          </table:table-cell>
          <table:table-cell table:style-name="Table3.A2" office:value-type="string">
            <text:p text:style-name="P19"/>
          </table:table-cell>
          <table:table-cell table:style-name="Table3.C2" office:value-type="string">
            <text:p text:style-name="P19"/>
          </table:table-cell>
        </table:table-row>
        <table:table-row>
          <table:table-cell table:style-name="Table3.A2" office:value-type="string">
            <text:p text:style-name="P21">string name</text:p>
          </table:table-cell>
          <table:table-cell table:style-name="Table3.A2" office:value-type="string">
            <text:p text:style-name="P19">Stores the name of the configuration.</text:p>
          </table:table-cell>
          <table:table-cell table:style-name="Table3.C2" office:value-type="string">
            <text:p text:style-name="P19"/>
          </table:table-cell>
        </table:table-row>
        <table:table-row>
          <table:table-cell table:style-name="Table3.A2" office:value-type="string">
            <text:p text:style-name="P21">Cell ** configuration[]</text:p>
          </table:table-cell>
          <table:table-cell table:style-name="Table3.A2" office:value-type="string">
            <text:p text:style-name="P19">Stores the cells of the configuration.</text:p>
          </table:table-cell>
          <table:table-cell table:style-name="Table3.C2" office:value-type="string">
            <text:p text:style-name="P19"/>
          </table:table-cell>
        </table:table-row>
        <table:table-row>
          <table:table-cell table:style-name="Table3.A2" office:value-type="string">
            <text:p text:style-name="P21">int configRows</text:p>
          </table:table-cell>
          <table:table-cell table:style-name="Table3.A2" office:value-type="string">
            <text:p text:style-name="P19"/>
          </table:table-cell>
          <table:table-cell table:style-name="Table3.C2" office:value-type="string">
            <text:p text:style-name="P19"/>
          </table:table-cell>
        </table:table-row>
        <table:table-row>
          <table:table-cell table:style-name="Table3.A2" office:value-type="string">
            <text:p text:style-name="P21">int configCols</text:p>
          </table:table-cell>
          <table:table-cell table:style-name="Table3.A2" office:value-type="string">
            <text:p text:style-name="P19"/>
          </table:table-cell>
          <table:table-cell table:style-name="Table3.C2" office:value-type="string">
            <text:p text:style-name="P19"/>
          </table:table-cell>
        </table:table-row>
      </table:table>
      <text:p text:style-name="Standard"/>
      <text:p text:style-name="Standard"/>
      <text:p text:style-name="P17"><text:span text:style-name="T1">Unnamed namespace</text:span></text:p>
      <text:p text:style-name="P17"><text:span text:style-name="T1"/></text:p>
      <table:table table:name="Table4" table:style-name="Table4">
        <table:table-column table:style-name="Table4.A"/>
        <table:table-column table:style-name="Table4.B"/>
        <table:table-column table:style-name="Table4.C"/>
        <table:table-row>
          <table:table-cell table:style-name="Table4.A1" office:value-type="string">
            <text:p text:style-name="P18">Member</text:p>
          </table:table-cell>
          <table:table-cell table:style-name="Table4.A1" office:value-type="string">
            <text:p text:style-name="P18">Description</text:p>
          </table:table-cell>
          <table:table-cell table:style-name="Table4.C1" office:value-type="string">
            <text:p text:style-name="P18">Input/Work/Output</text:p>
          </table:table-cell>
        </table:table-row>
        <table:table-row>
          <table:table-cell table:style-name="Table4.A2" office:value-type="string">
            <text:p text:style-name="P18">Public</text:p>
          </table:table-cell>
          <table:table-cell table:style-name="Table4.A2" office:value-type="string">
            <text:p text:style-name="P20"/>
          </table:table-cell>
          <table:table-cell table:style-name="Table4.C2" office:value-type="string">
            <text:p text:style-name="P19"/>
          </table:table-cell>
        </table:table-row>
        <table:table-row>
          <table:table-cell table:style-name="Table4.A2" office:value-type="string">
            <text:p text:style-name="P21">int get_int(int lowBound, int highBound = 0)</text:p>
          </table:table-cell>
          <table:table-cell table:style-name="Table4.A2" office:value-type="string">
            <text:p text:style-name="P19">Asks user for a number in range lowBound to highBound. If highBound is 0, maximum value is INT_MAX. If value entered is out of range or of the wrong type, asks for a new one. <text:s text:c="2"/></text:p>
          </table:table-cell>
          <table:table-cell table:style-name="Table4.C2" office:value-type="string">
            <text:p text:style-name="P9"><text:span text:style-name="Source_20_Text"><text:span text:style-name="T2">In: lowBound, highBound, INT_MAX</text:span></text:span></text:p>
            <text:p text:style-name="P9"><text:span text:style-name="Source_20_Text"><text:span text:style-name="T2"/></text:span></text:p>
            <text:p text:style-name="P9"><text:span text:style-name="Source_20_Text"><text:span text:style-name="T2">if highBound = 0,</text:span></text:span></text:p>
            <text:p text:style-name="P9"><text:span text:style-name="Source_20_Text"><text:span text:style-name="T2"><text:tab/>highBound = INT_MAX //include climits</text:span></text:span></text:p>
            <text:p text:style-name="P9"><text:span text:style-name="Source_20_Text"><text:span text:style-name="T2"/></text:span></text:p>
            <text:p text:style-name="P9"><text:span text:style-name="Source_20_Text"><text:span text:style-name="T2">cin userInt</text:span></text:span></text:p>
            <text:p text:style-name="P9"><text:span text:style-name="Source_20_Text"><text:span text:style-name="T2">While (cin.fail() ||</text:span></text:span></text:p>
            <text:p text:style-name="P9"><text:span text:style-name="Source_20_Text"><text:span text:style-name="T2"><text:tab/>(userInt &lt; lowBound) ||</text:span></text:span></text:p>
            <text:p text:style-name="P9"><text:span text:style-name="Source_20_Text"><text:span text:style-name="T2"><text:tab/>(userInt &gt; highBound) ||</text:span></text:span></text:p>
            <text:p text:style-name="P9"><text:span text:style-name="Source_20_Text"><text:span text:style-name="T2"><text:tab/>(INT_MAX - userInt &lt; 0) <text:s/>//while type wasn't right or value was out of range</text:span></text:span></text:p>
            <text:p text:style-name="P9"><text:span text:style-name="Source_20_Text"><text:span text:style-name="T2"/></text:span></text:p>
            <text:p text:style-name="Preformatted_20_Text"><text:span text:style-name="Source_20_Text"><text:span text:style-name="T2"><text:s text:c="12"/>cin.clear(); //clear stream</text:span></text:span></text:p>
            <text:p text:style-name="Preformatted_20_Text"><text:span text:style-name="Source_20_Text"><text:span text:style-name="T2"><text:s text:c="12"/>cin.ignore(numeric_limits&lt;streamsize&gt;::max(), '\n'); //ignore left over data</text:span></text:span></text:p>
            <text:p text:style-name="Preformatted_20_Text"><text:span text:style-name="Source_20_Text"><text:span text:style-name="T2"><text:s text:c="12"/>print that input is invalid and must be int in range <text:tab/><text:tab/><text:tab/><text:tab/><text:tab/><text:tab/>(lowBound, highBound)</text:span></text:span></text:p>
            <text:p text:style-name="P22"/>
            <text:p text:style-name="P22">return userInt</text:p>
          </table:table-cell>
        </table:table-row>
        <text:soft-page-break/>
        <table:table-row>
          <table:table-cell table:style-name="Table4.A2" office:value-type="string">
            <text:p text:style-name="P21">class BoardStatic</text:p>
          </table:table-cell>
          <table:table-cell table:style-name="Table4.A2" office:value-type="string">
            <text:p text:style-name="P19">Trivial class used to signal that the Board has stopped changing.</text:p>
          </table:table-cell>
          <table:table-cell table:style-name="Table4.C2" office:value-type="string">
            <text:p text:style-name="P19">Nothing.</text:p>
          </table:table-cell>
        </table:table-row>
        <table:table-row>
          <table:table-cell table:style-name="Table4.A2" office:value-type="string">
            <text:p text:style-name="P21">class NoSuchConfig</text:p>
          </table:table-cell>
          <table:table-cell table:style-name="Table4.A2" office:value-type="string">
            <text:p text:style-name="P19">Trivial class used to signal that <text:s/>a nonexistent config was attempted to be accessed from the ConfigSet.</text:p>
          </table:table-cell>
          <table:table-cell table:style-name="Table4.C2" office:value-type="string">
            <text:p text:style-name="P19"/>
          </table:table-cell>
        </table:table-row>
        <table:table-row>
          <table:table-cell table:style-name="Table4.A2" office:value-type="string">
            <text:p text:style-name="P21">Config defaultConfigs[]</text:p>
          </table:table-cell>
          <table:table-cell table:style-name="Table4.A2" office:value-type="string">
            <text:p text:style-name="P19">A collection of 22 x 88 default configurations.</text:p>
          </table:table-cell>
          <table:table-cell table:style-name="Table4.C2" office:value-type="string">
            <text:p text:style-name="P19">I don't know which these will be yet.</text:p>
          </table:table-cell>
        </table:table-row>
        <table:table-row>
          <table:table-cell table:style-name="Table4.A2" office:value-type="string">
            <text:p text:style-name="P21">int NUM_DEFAULTS</text:p>
          </table:table-cell>
          <table:table-cell table:style-name="Table4.A2" office:value-type="string">
            <text:p text:style-name="P19">Number of default configurations included with the library.</text:p>
          </table:table-cell>
          <table:table-cell table:style-name="Table4.C2"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DejaVu Sans Mono" style:font-size-complex="10pt"/>
    </style:style>
    <style:style style:name="Numbering_20_Symbols" style:display-name="Numbering Symbols" style:family="text"/>
    <style:style style:name="Source_20_Text" style:display-name="Source Text" style:family="text">
      <style:text-properties style:font-name="DejaVu Sans Mono" style:font-name-asian="Droid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1-19T23:13:35</meta:creation-date>
    <meta:generator>LibreOffice/3.5$Linux_X86_64 LibreOffice_project/350m1$Build-2</meta:generator>
    <dc:date>2014-01-20T21:38:01</dc:date>
    <dc:creator>eddie </dc:creator>
    <meta:editing-duration>PT11H32M25S</meta:editing-duration>
    <meta:editing-cycles>139</meta:editing-cycles>
    <meta:document-statistic meta:table-count="6" meta:image-count="0" meta:object-count="0" meta:page-count="10" meta:paragraph-count="361" meta:word-count="1975" meta:character-count="11412" meta:non-whitespace-character-count="10037"/>
  </office:meta>
</office:document-meta>
</file>